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843.84894805">
            <text:p>￥90,84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1">
            <text:p>7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002">
            <text:p>118,0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8002">
            <text:p>￥118,0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002">
            <text:p>118002</text:p>
          </table:table-cell>
          <table:table-cell table:style-name="ce24"/>
          <table:table-cell table:style-name="ce28" table:formula="of:=SUM([.I3:.I6])" office:value-type="currency" office:currency="JPY" office:value="5516.40517605005">
            <text:p>￥5,51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669591">
            <text:p>0.0166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205">
            <text:p>￥724,205</text:p>
          </table:table-cell>
          <table:table-cell table:style-name="ce17" table:formula="of:=[.D3]*[.G3]" office:value-type="currency" office:currency="JPY" office:value="17160.69650155">
            <text:p>￥17,16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369591">
            <text:p>0.02369591</text:p>
          </table:table-cell>
          <table:table-cell table:style-name="ce25" table:formula="of:=[.G3]*[.H$1]" office:value-type="float" office:value="0.00168240961">
            <text:p>0.0017</text:p>
          </table:table-cell>
          <table:table-cell table:style-name="ce29" table:formula="of:=[.H3]*[.D3]" office:value-type="currency" office:currency="JPY" office:value="1218.40945161005">
            <text:p>￥1,218.4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2.7045">
            <text:p>472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7">
            <text:p>￥21.870</text:p>
          </table:table-cell>
          <table:table-cell table:style-name="ce17" table:formula="of:=[.D4]*([.B4]+[.C4])" office:value-type="currency" office:currency="JPY" office:value="14493.347415">
            <text:p>￥14,49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2.7045">
            <text:p>662.7045</text:p>
          </table:table-cell>
          <table:table-cell table:style-name="ce26" table:formula="of:=[.G4]*[.H$1]" office:value-type="float" office:value="47.0520195">
            <text:p>47.1</text:p>
          </table:table-cell>
          <table:table-cell table:style-name="ce29" table:formula="of:=[.H4]*[.D4]" office:value-type="currency" office:currency="JPY" office:value="1029.027666465">
            <text:p>￥1,029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0.944">
            <text:p>3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1.1">
            <text:p>￥301.100</text:p>
          </table:table-cell>
          <table:table-cell table:style-name="ce17" table:formula="of:=[.D5]*[.G5]" office:value-type="currency" office:currency="JPY" office:value="14737.0384">
            <text:p>￥14,73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8.944">
            <text:p>48.944</text:p>
          </table:table-cell>
          <table:table-cell table:style-name="ce24" table:formula="of:=[.G5]*[.H$1]" office:value-type="float" office:value="3.475024">
            <text:p>3</text:p>
          </table:table-cell>
          <table:table-cell table:style-name="ce29" table:formula="of:=[.H5]*[.D5]" office:value-type="currency" office:currency="JPY" office:value="1046.3297264">
            <text:p>￥1,04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2420415">
            <text:p>0.7242041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610">
            <text:p>￥54,610</text:p>
          </table:table-cell>
          <table:table-cell table:style-name="ce17" table:formula="of:=[.D6]*[.G6]" office:value-type="currency" office:currency="JPY" office:value="44452.7666315">
            <text:p>￥44,45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1400415">
            <text:p>0.81400415</text:p>
          </table:table-cell>
          <table:table-cell table:style-name="ce25" table:formula="of:=[.G6]*[.H$7]" office:value-type="float" office:value="0.0407002075">
            <text:p>0.0407</text:p>
          </table:table-cell>
          <table:table-cell table:style-name="ce29" table:formula="of:=[.H6]*[.D6]" office:value-type="currency" office:currency="JPY" office:value="2222.638331575">
            <text:p>￥2,222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10.9622370125">
            <text:p>￥22,711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020.53492195">
            <text:p>￥90,02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7">
            <text:p>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2198">
            <text:p>112,19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2198">
            <text:p>￥112,1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2198">
            <text:p>112198</text:p>
          </table:table-cell>
          <table:table-cell table:style-name="ce24"/>
          <table:table-cell table:style-name="ce28" table:formula="of:=SUM([.I3:.I6])" office:value-type="currency" office:currency="JPY" office:value="5357.34659100085">
            <text:p>￥5,35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39591">
            <text:p>0.018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2805">
            <text:p>￥722,805</text:p>
          </table:table-cell>
          <table:table-cell table:style-name="ce17" table:formula="of:=[.D3]*[.G3]" office:value-type="currency" office:currency="JPY" office:value="18356.29072755">
            <text:p>￥18,35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9591">
            <text:p>0.02539591</text:p>
          </table:table-cell>
          <table:table-cell table:style-name="ce25" table:formula="of:=[.G3]*[.H$1]" office:value-type="float" office:value="0.00170152597">
            <text:p>0.0017</text:p>
          </table:table-cell>
          <table:table-cell table:style-name="ce29" table:formula="of:=[.H3]*[.D3]" office:value-type="currency" office:currency="JPY" office:value="1229.87147874585">
            <text:p>￥1,22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3045">
            <text:p>520.3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19">
            <text:p>￥22.190</text:p>
          </table:table-cell>
          <table:table-cell table:style-name="ce17" table:formula="of:=[.D4]*([.B4]+[.C4])" office:value-type="currency" office:currency="JPY" office:value="15761.656855">
            <text:p>￥15,76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0.3045">
            <text:p>710.3045</text:p>
          </table:table-cell>
          <table:table-cell table:style-name="ce26" table:formula="of:=[.G4]*[.H$1]" office:value-type="float" office:value="47.5904015">
            <text:p>47.6</text:p>
          </table:table-cell>
          <table:table-cell table:style-name="ce29" table:formula="of:=[.H4]*[.D4]" office:value-type="currency" office:currency="JPY" office:value="1056.031009285">
            <text:p>￥1,056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4.944">
            <text:p>34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7">
            <text:p>￥307.000</text:p>
          </table:table-cell>
          <table:table-cell table:style-name="ce17" table:formula="of:=[.D5]*[.G5]" office:value-type="currency" office:currency="JPY" office:value="16253.808">
            <text:p>￥16,25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2.944">
            <text:p>52.944</text:p>
          </table:table-cell>
          <table:table-cell table:style-name="ce24" table:formula="of:=[.G5]*[.H$1]" office:value-type="float" office:value="3.547248">
            <text:p>4</text:p>
          </table:table-cell>
          <table:table-cell table:style-name="ce29" table:formula="of:=[.H5]*[.D5]" office:value-type="currency" office:currency="JPY" office:value="1089.005136">
            <text:p>￥1,08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64199733">
            <text:p>0.6419973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180">
            <text:p>￥54,180</text:p>
          </table:table-cell>
          <table:table-cell table:style-name="ce17" table:formula="of:=[.D6]*[.G6]" office:value-type="currency" office:currency="JPY" office:value="39648.7793394">
            <text:p>￥39,64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73179733">
            <text:p>0.73179733</text:p>
          </table:table-cell>
          <table:table-cell table:style-name="ce25" table:formula="of:=[.G6]*[.H$7]" office:value-type="float" office:value="0.0365898665">
            <text:p>0.0366</text:p>
          </table:table-cell>
          <table:table-cell table:style-name="ce29" table:formula="of:=[.H6]*[.D6]" office:value-type="currency" office:currency="JPY" office:value="1982.43896697">
            <text:p>￥1,982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505.1337304875">
            <text:p>￥22,50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117.30030635">
            <text:p>￥89,1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3">
            <text:p>6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610">
            <text:p>106,6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610">
            <text:p>￥106,6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610">
            <text:p>106610</text:p>
          </table:table-cell>
          <table:table-cell table:style-name="ce24"/>
          <table:table-cell table:style-name="ce28" table:formula="of:=SUM([.I3:.I6])" office:value-type="currency" office:currency="JPY" office:value="5160.8395541159">
            <text:p>￥5,16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9591">
            <text:p>0.020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980">
            <text:p>￥724,980</text:p>
          </table:table-cell>
          <table:table-cell table:style-name="ce17" table:formula="of:=[.D3]*[.G3]" office:value-type="currency" office:currency="JPY" office:value="19643.9928318">
            <text:p>￥19,6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9591">
            <text:p>0.02709591</text:p>
          </table:table-cell>
          <table:table-cell table:style-name="ce25" table:formula="of:=[.G3]*[.H$1]" office:value-type="float" office:value="0.00170704233">
            <text:p>0.0017</text:p>
          </table:table-cell>
          <table:table-cell table:style-name="ce29" table:formula="of:=[.H3]*[.D3]" office:value-type="currency" office:currency="JPY" office:value="1237.5715484034">
            <text:p>￥1,237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8.1045">
            <text:p>568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41">
            <text:p>￥22.410</text:p>
          </table:table-cell>
          <table:table-cell table:style-name="ce17" table:formula="of:=[.D4]*([.B4]+[.C4])" office:value-type="currency" office:currency="JPY" office:value="16989.121845">
            <text:p>￥16,98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1045">
            <text:p>758.1045</text:p>
          </table:table-cell>
          <table:table-cell table:style-name="ce26" table:formula="of:=[.G4]*[.H$1]" office:value-type="float" office:value="47.7605835">
            <text:p>47.8</text:p>
          </table:table-cell>
          <table:table-cell table:style-name="ce29" table:formula="of:=[.H4]*[.D4]" office:value-type="currency" office:currency="JPY" office:value="1070.314676235">
            <text:p>￥1,070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944">
            <text:p>38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9">
            <text:p>￥309.000</text:p>
          </table:table-cell>
          <table:table-cell table:style-name="ce17" table:formula="of:=[.D5]*[.G5]" office:value-type="currency" office:currency="JPY" office:value="17595.696">
            <text:p>￥17,5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6.944">
            <text:p>56.944</text:p>
          </table:table-cell>
          <table:table-cell table:style-name="ce24" table:formula="of:=[.G5]*[.H$1]" office:value-type="float" office:value="3.587472">
            <text:p>4</text:p>
          </table:table-cell>
          <table:table-cell table:style-name="ce29" table:formula="of:=[.H5]*[.D5]" office:value-type="currency" office:currency="JPY" office:value="1108.528848">
            <text:p>￥1,108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56031627">
            <text:p>0.56031627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3665">
            <text:p>￥53,665</text:p>
          </table:table-cell>
          <table:table-cell table:style-name="ce17" table:formula="of:=[.D6]*[.G6]" office:value-type="currency" office:currency="JPY" office:value="34888.48962955">
            <text:p>￥34,8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65011627">
            <text:p>0.65011627</text:p>
          </table:table-cell>
          <table:table-cell table:style-name="ce25" table:formula="of:=[.G6]*[.H$7]" office:value-type="float" office:value="0.0325058135">
            <text:p>0.0325</text:p>
          </table:table-cell>
          <table:table-cell table:style-name="ce29" table:formula="of:=[.H6]*[.D6]" office:value-type="currency" office:currency="JPY" office:value="1744.4244814775">
            <text:p>￥1,74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79.3250765875">
            <text:p>￥22,27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131.8691607">
            <text:p>￥96,13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9">
            <text:p>5.9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4"/>
          <table:table-cell table:style-name="ce28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79591">
            <text:p>0.021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62230">
            <text:p>￥762,230</text:p>
          </table:table-cell>
          <table:table-cell table:style-name="ce17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5" table:formula="of:=[.G3]*[.H$1]" office:value-type="float" office:value="0.00169895869">
            <text:p>0.0017</text:p>
          </table:table-cell>
          <table:table-cell table:style-name="ce29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5.6045">
            <text:p>61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488">
            <text:p>￥24.488</text:p>
          </table:table-cell>
          <table:table-cell table:style-name="ce17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6" table:formula="of:=[.G4]*[.H$1]" office:value-type="float" office:value="47.5306655">
            <text:p>47.5</text:p>
          </table:table-cell>
          <table:table-cell table:style-name="ce29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44">
            <text:p>4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3">
            <text:p>￥333.000</text:p>
          </table:table-cell>
          <table:table-cell table:style-name="ce17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0.944">
            <text:p>60.944</text:p>
          </table:table-cell>
          <table:table-cell table:style-name="ce24" table:formula="of:=[.G5]*[.H$1]" office:value-type="float" office:value="3.595696">
            <text:p>4</text:p>
          </table:table-cell>
          <table:table-cell table:style-name="ce29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48173702">
            <text:p>0.4817370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770">
            <text:p>￥59,770</text:p>
          </table:table-cell>
          <table:table-cell table:style-name="ce17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57153702">
            <text:p>0.57153702</text:p>
          </table:table-cell>
          <table:table-cell table:style-name="ce25" table:formula="of:=[.G6]*[.H$7]" office:value-type="float" office:value="0.028576851">
            <text:p>0.0286</text:p>
          </table:table-cell>
          <table:table-cell table:style-name="ce29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032.967290175">
            <text:p>￥24,03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37.9915629">
            <text:p>￥93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3.4045">
            <text:p>663.4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6" table:formula="of:=[.G4]*[.H$1]" office:value-type="float" office:value="47.790652">
            <text:p>47.8</text:p>
          </table:table-cell>
          <table:table-cell table:style-name="ce29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4.497890725">
            <text:p>￥23,48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3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2018/06/15</text:date>, <text:time>23:00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5T23:00:49</dc:date>
    <dc:creator>鈴木 豊樹</dc:creator>
    <meta:editing-duration>P2DT5H56M45S</meta:editing-duration>
    <meta:editing-cycles>198</meta:editing-cycles>
    <meta:generator>OpenOffice/4.1.5$Unix OpenOffice.org_project/415m1$Build-9789</meta:generator>
    <meta:document-statistic meta:table-count="69" meta:cell-count="4314" meta:object-count="0"/>
  </office:meta>
</office:document-meta>
</file>